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72.84pt"/>
    </style:style>
    <style:style style:name="co3" style:family="table-column">
      <style:table-column-properties fo:break-before="auto" style:column-width="150.49pt"/>
    </style:style>
    <style:style style:name="co4" style:family="table-column">
      <style:table-column-properties fo:break-before="auto" style:column-width="52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double limelight_ty = 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public static final double limelightAngle = </text:p>
          </table:table-cell>
          <table:table-cell office:value-type="float" office:value="32.4" calcext:value-type="float">
            <text:p>32.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ouble angle = limelight_ty + HoodConstants.limelightAngle;</text:p>
          </table:table-cell>
          <table:table-cell table:formula="of:=[.C4]+[.C6]" office:value-type="float" office:value="44.4" calcext:value-type="float">
            <text:p>44.4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public static final double limelightHeight = </text:p>
          </table:table-cell>
          <table:table-cell office:value-type="float" office:value="20.5" calcext:value-type="float">
            <text:p>20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ublic static final double goalHeight = // LL crosshair height, found empiricall</text:p>
          </table:table-cell>
          <table:table-cell office:value-type="float" office:value="91.5" calcext:value-type="float">
            <text:p>91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ublic static final double heightDifference = goalHeight - limelightHeight;</text:p>
          </table:table-cell>
          <table:table-cell table:formula="of:=[.C11]-[.C10]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var distance = HoodConstants.heightDifference / Math.tan(angle);</text:p>
          </table:table-cell>
          <table:table-cell table:formula="of:=[.C12]/TAN([.C7])" office:value-type="float" office:value="159.974728177654" calcext:value-type="float">
            <text:p>159.974728177654</text:p>
          </table:table-cell>
          <table:table-cell table:number-columns-repeated="2"/>
        </table:table-row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0.000002775*(Math.pow(distance, 4)) - 0.0013*(Math.pow(distance, 3)) + 0.081*(Math.pow(distance, 2)) + 28.303*distance - 60.17;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table:formula="of:=POWER([.C14];4)" office:value-type="float" office:value="654946044.551294" calcext:value-type="float">
            <text:p>654946044.551294</text:p>
          </table:table-cell>
          <table:table-cell office:value-type="float" office:value="0.000002775" calcext:value-type="float">
            <text:p>2.775E-06</text:p>
          </table:table-cell>
          <table:table-cell table:formula="of:=[.C22]*[.D22]" office:value-type="float" office:value="1817.47527362984" calcext:value-type="float">
            <text:p>1817.47527362984</text:p>
          </table:table-cell>
        </table:table-row>
        <table:table-row table:style-name="ro1">
          <table:table-cell table:number-columns-repeated="2"/>
          <table:table-cell table:formula="of:=POWER([.C14];3)" office:value-type="float" office:value="4094059.43058687" calcext:value-type="float">
            <text:p>4094059.43058687</text:p>
          </table:table-cell>
          <table:table-cell office:value-type="float" office:value="0.0013" calcext:value-type="float">
            <text:p>0.0013</text:p>
          </table:table-cell>
          <table:table-cell table:formula="of:=[.C23]*[.D23]" office:value-type="float" office:value="5322.27725976293" calcext:value-type="float">
            <text:p>5322.27725976293</text:p>
          </table:table-cell>
        </table:table-row>
        <table:table-row table:style-name="ro1">
          <table:table-cell table:number-columns-repeated="2"/>
          <table:table-cell table:formula="of:=POWER([.C14];2)" office:value-type="float" office:value="25591.9136555142" calcext:value-type="float">
            <text:p>25591.9136555142</text:p>
          </table:table-cell>
          <table:table-cell office:value-type="float" office:value="0.081" calcext:value-type="float">
            <text:p>0.081</text:p>
          </table:table-cell>
          <table:table-cell table:formula="of:=[.C24]*[.D24]" office:value-type="float" office:value="2072.94500609665" calcext:value-type="float">
            <text:p>2072.94500609665</text:p>
          </table:table-cell>
        </table:table-row>
        <table:table-row table:style-name="ro1">
          <table:table-cell table:number-columns-repeated="2"/>
          <table:table-cell table:formula="of:=[.C14]" office:value-type="float" office:value="159.974728177654" calcext:value-type="float">
            <text:p>159.974728177654</text:p>
          </table:table-cell>
          <table:table-cell office:value-type="float" office:value="28.303" calcext:value-type="float">
            <text:p>28.303</text:p>
          </table:table-cell>
          <table:table-cell table:formula="of:=[.C25]*[.D25]" office:value-type="float" office:value="4527.76473161213" calcext:value-type="float">
            <text:p>4527.76473161213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formula="of:=[.E22]-[.E23]+[.E24]+[.E25]" office:value-type="float" office:value="3095.90775157569" calcext:value-type="float">
            <text:p>3095.907751575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4T19:28:18.184797733</meta:creation-date>
    <dc:date>2021-06-14T19:45:29.199470375</dc:date>
    <meta:editing-duration>PT7M1S</meta:editing-duration>
    <meta:editing-cycles>1</meta:editing-cycles>
    <meta:document-statistic meta:table-count="1" meta:cell-count="28" meta:object-count="0"/>
    <meta:generator>LibreOffice/6.0.7.3$Linux_X86_64 LibreOffice_project/00m0$Build-3</meta:generator>
  </office:meta>
</office:document-meta>
</file>